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HTML stands for Hyper Text Markup Language. It is used for managing the content of a website. It works directly with CSS, which takes the content from the HTML file, and formats it however the web designer wants. They are separated so that only one HTML file is needed for the content of the page, and different screen sizes can be accommodated with different CSS files. If the <text:s/>site needs a database to run, then it will usually include PHP and Javascript for the managing of the database. PHP handles anything that needs to happen on the server side, and Javascript handles what needs to happen on the client s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Catlett</meta:initial-creator>
    <meta:creation-date>2017-01-29T23:41:59.43</meta:creation-date>
    <meta:document-statistic meta:table-count="0" meta:image-count="0" meta:object-count="0" meta:page-count="1" meta:paragraph-count="1" meta:word-count="110" meta:character-count="617"/>
    <dc:date>2017-01-29T23:49:40.10</dc:date>
    <dc:creator>Daniel Catlett</dc:creator>
    <meta:editing-duration>PT7M40S</meta:editing-duration>
    <meta:editing-cycles>1</meta:editing-cycles>
    <meta:generator>OpenOffice/4.1.2$Win32 OpenOffice.org_project/412m3$Build-9782</meta:generator>
  </office:meta>
</office:document-meta>
</file>